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gr5" style:family="graphic" style:parent-style-name="objectwithoutfill">
      <style:graphic-properties draw:stroke="solid" draw:stroke-dash="Fine_20_Dotted" draw:marker-end="Arrow" draw:marker-end-width="0.5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0.9cm" svg:height="1.1cm" svg:x="21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9cm" svg:height="1.1cm" svg:x="14cm" svg:y="1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9cm" svg:height="1.1cm" svg:x="20.1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4cm" svg:height="6.1cm" svg:x="8.4cm" svg:y="13.6cm">
          <text:p text:style-name="P1">libmbed.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054cm" svg:height="1.1cm" svg:x="17.346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54cm" svg:height="2cm" svg:x="12.446cm" svg:y="6.3cm">
          <text:p text:style-name="P1">delayUs :: Int -&gt;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654cm" svg:height="2cm" svg:x="15.046cm" svg:y="1.2cm">
          <text:p text:style-name="P1">1000 :: 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7.873cm" svg:y1="3.2cm" svg:x2="17.873cm" svg:y2="6.8cm" draw:start-shape="id1" draw:end-shape="id2" draw:end-glue-point="0" svg:d="m17873 3200v3600" svg:viewBox="0 0 1 3601">
          <text:p/>
        </draw:connector>
        <draw:custom-shape draw:style-name="gr3" draw:text-style-name="P1" draw:layer="layout" svg:width="9.954cm" svg:height="2cm" svg:x="12.5cm" svg:y="15.9cm">
          <text:p text:style-name="P1">void wait_us(int u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7.873cm" svg:y1="7.9cm" svg:x2="20.55cm" svg:y2="16.5cm" draw:start-shape="id2" draw:start-glue-point="2" draw:end-shape="id3" draw:end-glue-point="0" svg:d="m17873 7900c0 6450 2677 2150 2677 8600" svg:viewBox="0 0 2678 8601">
          <text:p/>
        </draw:connector>
        <draw:frame draw:style-name="gr6" draw:layer="layout" svg:width="2.9cm" svg:height="1.428cm" svg:x="18.1cm" svg:y="4cm">
          <draw:text-box>
            <text:p>Apply</text:p>
          </draw:text-box>
        </draw:frame>
        <draw:line draw:style-name="gr7" draw:text-style-name="P1" draw:layer="layout" svg:x1="1.4cm" svg:y1="11.1cm" svg:x2="28.2cm" svg:y2="11.1cm">
          <text:p/>
        </draw:line>
        <draw:frame draw:style-name="gr6" draw:layer="layout" svg:width="4.1cm" svg:height="1.428cm" svg:x="2.2cm" svg:y="9.372cm">
          <draw:text-box>
            <text:p>Haskell</text:p>
          </draw:text-box>
        </draw:frame>
        <draw:frame draw:style-name="gr6" draw:layer="layout" svg:width="4.9cm" svg:height="1.428cm" svg:x="2.1cm" svg:y="11.472cm">
          <draw:text-box>
            <text:p>C language</text:p>
          </draw:text-box>
        </draw:frame>
        <draw:connector draw:style-name="gr5" draw:text-style-name="P1" draw:layer="layout" draw:type="curve" svg:x1="14.45cm" svg:y1="16.3cm" svg:x2="21.45cm" svg:y2="8cm" draw:start-shape="id4" draw:start-glue-point="0" draw:end-shape="id5" draw:end-glue-point="2" svg:d="m14450 16300c0-6225 7000-2075 7000-8300" svg:viewBox="0 0 7001 8301">
          <text:p/>
        </draw:connector>
        <draw:frame draw:style-name="gr6" draw:layer="layout" svg:width="9cm" svg:height="1.428cm" svg:x="8.9cm" svg:y="8.872cm">
          <draw:text-box>
            <text:p>Call with an argument</text:p>
          </draw:text-box>
        </draw:frame>
        <draw:frame draw:style-name="gr6" draw:layer="layout" svg:width="5.7cm" svg:height="1.428cm" svg:x="21.5cm" svg:y="9cm">
          <draw:text-box>
            <text:p>Return val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6:18:35.330918077</dc:date>
    <dc:creator>Okabe Kiwamu</dc:creator>
    <meta:editing-duration>PT2H56M22S</meta:editing-duration>
    <meta:editing-cycles>264</meta:editing-cycles>
    <meta:generator>LibreOffice/4.1.1.2$Linux_X86_64 LibreOffice_project/410m0$Build-2</meta:generator>
    <meta:document-statistic meta:object-count="17"/>
  </office:meta>
</office:document-meta>
</file>